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6mm"/>
    </style:style>
    <style:style style:name="co3" style:family="table-column">
      <style:table-column-properties fo:break-before="auto" style:column-width="44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4" style:family="table-cell" style:parent-style-name="Default" style:data-style-name="N111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30.14mm" svg:y="55.76mm">
            <loext:p draw:notify-on-update-of-ranges="Sheet1.E3:Sheet1.E3 Sheet1.E4:Sheet1.E8 Sheet1.F3:Sheet1.F3 Sheet1.F4:Sheet1.F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デュエル成績（6/27　10：50プル前）</text:p>
          </table:table-cell>
          <table:covered-table-cell table:style-name="Default"/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確率</text:p>
          </table:table-cell>
          <table:table-cell table:number-columns-repeated="2"/>
          <table:table-cell table:style-name="ce2" office:value-type="string" calcext:value-type="string">
            <text:p>総プレイ時間</text:p>
          </table:table-cell>
          <table:table-cell table:style-name="ce2" office:value-type="string" calcext:value-type="string">
            <text:p>95分</text:p>
          </table:table-cell>
        </table:table-row>
        <table:table-row table:style-name="ro2">
          <table:table-cell/>
          <table:table-cell office:value-type="string" calcext:value-type="string">
            <text:p>初戦敗退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初戦敗退</text:p>
          </table:table-cell>
          <table:table-cell table:style-name="ce4" table:formula="of:=([.C4]/[.C10])*100" office:value-type="float" office:value="11.6279069767442" calcext:value-type="float">
            <text:p>11.6</text:p>
          </table:table-cell>
          <table:table-cell table:number-columns-repeated="2"/>
          <table:table-cell table:style-name="ce2" office:value-type="string" calcext:value-type="string">
            <text:p>1ゲームの平均プレイ時間</text:p>
          </table:table-cell>
          <table:table-cell table:style-name="ce2" office:value-type="string" calcext:value-type="string">
            <text:p>2分12秒</text:p>
          </table:table-cell>
        </table:table-row>
        <table:table-row table:style-name="ro2">
          <table:table-cell/>
          <table:table-cell office:value-type="string" calcext:value-type="string">
            <text:p>2戦目敗退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2戦目敗退</text:p>
          </table:table-cell>
          <table:table-cell table:style-name="ce4" table:formula="of:=([.C5]/[.C10])*100" office:value-type="float" office:value="18.6046511627907" calcext:value-type="float">
            <text:p>18.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3戦目敗退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3戦目敗退</text:p>
          </table:table-cell>
          <table:table-cell table:style-name="ce4" table:formula="of:=([.C6]/[.C10])*100" office:value-type="float" office:value="39.5348837209302" calcext:value-type="float">
            <text:p>39.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4戦目敗退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4戦目敗退</text:p>
          </table:table-cell>
          <table:table-cell table:style-name="ce4" table:formula="of:=([.C7]/[.C10])*100" office:value-type="float" office:value="16.2790697674419" calcext:value-type="float">
            <text:p>16.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5戦目敗退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5戦目敗退</text:p>
          </table:table-cell>
          <table:table-cell table:style-name="ce4" table:formula="of:=([.C8]/[.C10])*100" office:value-type="float" office:value="13.953488372093" calcext:value-type="float">
            <text:p>14.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連勝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合計</text:p>
          </table:table-cell>
          <table:table-cell table:style-name="ce3" table:formula="of:=[.C4]+[.C5]+[.C6]+[.C7]+[.C8]+[.C9]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5" office:value-type="string" calcext:value-type="string" table:number-columns-spanned="2" table:number-rows-spanned="1">
            <text:p>アタックの傾向</text:p>
          </table:table-cell>
          <table:covered-table-cell table:style-name="ce2"/>
        </table:table-row>
        <table:table-row table:style-name="ro2">
          <table:table-cell/>
          <table:table-cell table:style-name="Default" table:number-columns-repeated="2"/>
          <table:table-cell table:number-columns-repeated="5"/>
          <table:table-cell table:style-name="ce5" office:value-type="string" calcext:value-type="string" table:number-columns-spanned="2" table:number-rows-spanned="1">
            <text:p>ジョーカー&gt;13&gt;12&gt;11&gt;.....&gt;3&gt;2&gt;1</text:p>
          </table:table-cell>
          <table:covered-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10:52:51.802000000</meta:creation-date>
    <dc:date>2016-06-27T11:18:54.470000000</dc:date>
    <meta:editing-duration>PT25M59S</meta:editing-duration>
    <meta:editing-cycles>6</meta:editing-cycles>
    <meta:generator>LibreOffice/5.1.0.3$Windows_x86 LibreOffice_project/5e3e00a007d9b3b6efb6797a8b8e57b51ab1f737</meta:generator>
    <meta:document-statistic meta:table-count="1" meta:cell-count="3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605cm" svg:y="3.231cm" style:legend-expansion="high" chart:style-name="ch2"/>
        <chart:plot-area chart:style-name="ch3" table:cell-range-address="Sheet1.E3:Sheet1.F8" chart:data-source-has-labels="both" svg:x="0.32cm" svg:y="0.18cm" svg:width="12.965cm" svg:height="8.64cm">
          <chartooo:coordinate-region svg:x="2.483cm" svg:y="0.181cm" svg:width="8.639cm" svg:height="8.639cm"/>
          <chart:axis chart:dimension="x" chart:name="primary-x" chart:style-name="ch4" chartooo:axis-type="auto">
            <chartooo:date-scale/>
            <chart:categories table:cell-range-address="Sheet1.E4:Sheet1.E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4:Sheet1.F8" chart:label-cell-address="Sheet1.F3:Sheet1.F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確率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初戦敗退</text:p>
                <draw:g>
                  <svg:desc>Sheet1.E4:Sheet1.E8</svg:desc>
                </draw:g>
              </table:table-cell>
              <table:table-cell office:value-type="float" office:value="11.6279069767442">
                <text:p>11.6279069767442</text:p>
                <draw:g>
                  <svg:desc>Sheet1.F4:Sheet1.F8</svg:desc>
                </draw:g>
              </table:table-cell>
            </table:table-row>
            <table:table-row>
              <table:table-cell office:value-type="string">
                <text:p>2戦目敗退</text:p>
              </table:table-cell>
              <table:table-cell office:value-type="float" office:value="18.6046511627907">
                <text:p>18.6046511627907</text:p>
              </table:table-cell>
            </table:table-row>
            <table:table-row>
              <table:table-cell office:value-type="string">
                <text:p>3戦目敗退</text:p>
              </table:table-cell>
              <table:table-cell office:value-type="float" office:value="39.5348837209302">
                <text:p>39.5348837209302</text:p>
              </table:table-cell>
            </table:table-row>
            <table:table-row>
              <table:table-cell office:value-type="string">
                <text:p>4戦目敗退</text:p>
              </table:table-cell>
              <table:table-cell office:value-type="float" office:value="16.2790697674419">
                <text:p>16.2790697674419</text:p>
              </table:table-cell>
            </table:table-row>
            <table:table-row>
              <table:table-cell office:value-type="string">
                <text:p>5戦目敗退</text:p>
              </table:table-cell>
              <table:table-cell office:value-type="float" office:value="13.953488372093">
                <text:p>13.9534883720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